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729fcf" style:font-name="Chilanka" officeooo:rsid="001f9a3c" officeooo:paragraph-rsid="001f9a3c"/>
    </style:style>
    <style:style style:name="P2" style:family="paragraph" style:parent-style-name="Text_20_body">
      <style:text-properties fo:color="#1c1c1c" style:font-name="Chilanka" fo:font-size="20pt" fo:font-weight="normal" officeooo:rsid="001f9a3c" officeooo:paragraph-rsid="001f9a3c" style:font-size-asian="17.5pt" style:font-weight-asian="normal" style:font-size-complex="20pt" style:font-weight-complex="normal"/>
    </style:style>
    <style:style style:name="P3" style:family="paragraph" style:parent-style-name="Title">
      <style:text-properties fo:color="#729fcf" style:font-name="Chilanka" officeooo:rsid="001f9a3c" officeooo:paragraph-rsid="001f9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3">Escuela de Código</text:p>
      <text:p text:style-name="P3"><text:s/>Modulo 0 </text:p>
      <text:p text:style-name="P3">Evidencia de la cuenta creada en Github</text:p>
      <text:p text:style-name="P1"/>
      <text:p text:style-name="P2">Alumna : Belem Delfina García Palma</text:p>
      <text:p text:style-name="P2">Tutora : Anabel Piñon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s://github.com/Itzkra/MiPrimerProyecto#miprimerproyec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3:14:55.760211131</meta:creation-date>
    <dc:date>2021-06-08T13:19:06.405419921</dc:date>
    <meta:editing-duration>PT4M13S</meta:editing-duration>
    <meta:editing-cycles>1</meta:editing-cycles>
    <meta:document-statistic meta:table-count="0" meta:image-count="0" meta:object-count="0" meta:page-count="1" meta:paragraph-count="6" meta:word-count="23" meta:character-count="181" meta:non-whitespace-character-count="162"/>
    <meta:generator>LibreOffice/6.4.7.2$Linux_X86_64 LibreOffice_project/40$Build-2</meta:generator>
  </office:meta>
</office:document-meta>
</file>